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style:font-size-asian="9pt" style:font-size-complex="9pt"/>
    </style:style>
    <style:style style:name="P2" style:family="paragraph" style:parent-style-name="Standard">
      <style:text-properties style:font-name="Consolas" fo:font-size="9pt" style:font-size-asian="7.84999990463257pt" style:font-size-complex="9pt"/>
    </style:style>
    <style:style style:name="P3" style:family="paragraph" style:parent-style-name="Standard">
      <style:text-properties style:font-name="Consolas" fo:font-size="9pt" officeooo:rsid="000d2231" officeooo:paragraph-rsid="000d2231" style:font-size-asian="7.84999990463257pt" style:font-size-complex="9pt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9pt" officeooo:paragraph-rsid="000be346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officeooo:rsid="000be346" officeooo:paragraph-rsid="000be346" style:font-size-asian="9pt" style:font-size-complex="9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Consolas"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9pt" officeooo:paragraph-rsid="000be34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9pt" officeooo:rsid="000be346" officeooo:paragraph-rsid="000be34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9pt" officeooo:rsid="000becd7" officeooo:paragraph-rsid="000becd7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9pt" officeooo:rsid="000d2231" officeooo:paragraph-rsid="000d2231" style:font-size-asian="9pt" style:font-size-complex="9pt"/>
    </style:style>
    <style:style style:name="P13" style:family="paragraph" style:parent-style-name="Standard">
      <style:text-properties style:font-name="Consolas" fo:font-size="9pt" officeooo:rsid="000d2231" officeooo:paragraph-rsid="000d2231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9pt" officeooo:rsid="000f3d7e" officeooo:paragraph-rsid="000f3d7e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9pt" officeooo:rsid="000f3d7e" officeooo:paragraph-rsid="000f59c2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9pt" officeooo:rsid="000f59c2" officeooo:paragraph-rsid="000f59c2" style:font-size-asian="9pt" style:font-size-complex="9pt"/>
    </style:style>
    <style:style style:name="P17" style:family="paragraph" style:parent-style-name="Standard">
      <style:text-properties style:font-name="Consolas" fo:font-size="9pt" officeooo:rsid="001076b5" officeooo:paragraph-rsid="001076b5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9pt" fo:font-weight="normal" officeooo:rsid="000be346" officeooo:paragraph-rsid="000be346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9pt" style:font-size-asian="7.84999990463257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9pt" officeooo:rsid="000becd7" officeooo:paragraph-rsid="000becd7" style:font-size-asian="7.84999990463257pt" style:font-size-complex="9pt"/>
    </style:style>
    <style:style style:name="T1" style:family="text">
      <style:text-properties style:font-name="Calibri-Light"/>
    </style:style>
    <style:style style:name="T2" style:family="text">
      <style:text-properties style:font-name="Calibri-Light" fo:font-size="11pt" style:font-size-asian="11pt"/>
    </style:style>
    <style:style style:name="T3" style:family="text">
      <style:text-properties style:font-name="Calibri-Light" fo:font-size="11pt" officeooo:rsid="000be346" style:font-size-asian="11pt"/>
    </style:style>
    <style:style style:name="T4" style:family="text">
      <style:text-properties style:font-name="Calibri-Light" fo:font-size="11pt" officeooo:rsid="000d2231" style:font-size-asian="11pt"/>
    </style:style>
    <style:style style:name="T5" style:family="text">
      <style:text-properties style:font-name="Calibri-Light" fo:font-size="11pt" fo:font-weight="bold" style:font-size-asian="11pt" style:font-weight-asian="bold" style:font-weight-complex="bold"/>
    </style:style>
    <style:style style:name="T6" style:family="text">
      <style:text-properties style:font-name="Calibri-Light" fo:font-size="10.5pt" style:font-size-asian="10.5pt"/>
    </style:style>
    <style:style style:name="T7" style:family="text">
      <style:text-properties style:font-name="Calibri-Light" fo:font-size="10.5pt" officeooo:rsid="000becd7" style:font-size-asian="10.5pt"/>
    </style:style>
    <style:style style:name="T8" style:family="text">
      <style:text-properties style:font-name="Calibri-Light" officeooo:rsid="000be346"/>
    </style:style>
    <style:style style:name="T9" style:family="text">
      <style:text-properties style:font-name="Consolas"/>
    </style:style>
    <style:style style:name="T10" style:family="text">
      <style:text-properties style:font-name="Consolas" officeooo:rsid="000be346"/>
    </style:style>
    <style:style style:name="T11" style:family="text">
      <style:text-properties officeooo:rsid="000becd7"/>
    </style:style>
    <style:style style:name="T12" style:family="text">
      <style:text-properties officeooo:rsid="000ece09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0f59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5">Ejercicio 1.-</text:span><text:span text:style-name="T2"> Posici</text:span><text:span text:style-name="T3">ó</text:span><text:span text:style-name="T2">nate en la carpeta DESCARGAS y mu</text:span><text:span text:style-name="T3">é</text:span><text:span text:style-name="T2">vete a la carpeta INFO en un solo paso.</text:span></text:p>
      <text:p text:style-name="P5" loext:marker-style-name="T2"><text:span text:style-name="T1"><text:s/></text:span></text:p>
      <text:p text:style-name="P5" loext:marker-style-name="T2"><text:span text:style-name="T10">cd /home/antonio/Descargas/APLI/EXCEL/INFO</text:span></text:p>
      <text:p text:style-name="P5" loext:marker-style-name="T2"><text:span text:style-name="T8"/></text:p>
      <text:p text:style-name="P5" loext:marker-style-name="T2"><text:span text:style-name="T8"/></text:p>
      <text:p text:style-name="P7" loext:marker-style-name="T2"><text:span text:style-name="T5">Ejercicio 2.-</text:span><text:span text:style-name="T2"> Dentro de la carpeta INFO crea 3 carpetas de forma simultanea.</text:span></text:p>
      <text:p text:style-name="P8" loext:marker-style-name="T2"/>
      <text:p text:style-name="P6" loext:marker-style-name="T2"><text:span text:style-name="T9">mkdir Carpeta1 Carpeta2 Carpeta3</text:span></text:p>
      <text:p text:style-name="P9" loext:marker-style-name="T2"/>
      <text:p text:style-name="P9" loext:marker-style-name="T2"/>
      <text:p text:style-name="P7" loext:marker-style-name="T2"><text:span text:style-name="T5">Ejercicio 3.-</text:span><text:span text:style-name="T2"> Sin mover tu posici</text:span><text:span text:style-name="T3">ó</text:span><text:span text:style-name="T2">n, mueve una de las carpetas creadas a la carpeta FORTRAN.</text:span></text:p>
      <text:p text:style-name="P8" loext:marker-style-name="T2"/>
      <text:p text:style-name="P10" loext:marker-style-name="T2">mv Carpeta1 /home/antonio/Descargas/PROG/FORTRAN</text:p>
      <text:p text:style-name="P8" loext:marker-style-name="T2"/>
      <text:p text:style-name="P8" loext:marker-style-name="T2"/>
      <text:p text:style-name="P7" loext:marker-style-name="T2"><text:span text:style-name="T5">Ejercicio 4.-</text:span><text:span text:style-name="T2"> Crea varios ficheros en la carpeta FORTRAN con distinto nombre y extensi</text:span><text:span text:style-name="T3">ó</text:span><text:span text:style-name="T2">n.</text:span></text:p>
      <text:p text:style-name="P18" loext:marker-style-name="T2"/>
      <text:p text:style-name="P19" loext:marker-style-name="T2">touch Archivo1.txt Archivo2.txt Archivo3.txt Archivo4.csv Archivo5.pdf</text:p>
      <text:p text:style-name="P18" loext:marker-style-name="T2"/>
      <text:p text:style-name="P18" loext:marker-style-name="T2"/>
      <text:p text:style-name="P7" loext:marker-style-name="T2"><text:span text:style-name="T5">Ejercicio 5. - </text:span><text:span text:style-name="T2">Posici</text:span><text:span text:style-name="T3">ó</text:span><text:span text:style-name="T2">nate en la carpeta DESCARGAS en un solo paso.</text:span></text:p>
      <text:p text:style-name="P8" loext:marker-style-name="T2"/>
      <text:p text:style-name="P10" loext:marker-style-name="T2"><text:span text:style-name="T11">c</text:span>d /home/antonio/Descargas/</text:p>
      <text:p text:style-name="P8" loext:marker-style-name="T2"/>
      <text:p text:style-name="P8" loext:marker-style-name="T2"/>
      <text:p text:style-name="P7" loext:marker-style-name="T2"><text:span text:style-name="T5">Ejercicio 6.-</text:span><text:span text:style-name="T2"> Muestra el listado de los archivos aplicando las siguientes condiciones:</text:span></text:p>
      <text:p text:style-name="P7" loext:marker-style-name="T6"><text:span text:style-name="T6"/></text:p>
      <text:p text:style-name="P7" loext:marker-style-name="T6"><text:span text:style-name="T6">- Archivos que comiencen por la letra “x” y sean .txt.</text:span></text:p>
      <text:p text:style-name="P20" loext:marker-style-name="T6"/>
      <text:p text:style-name="P21" loext:marker-style-name="T6">ls x*.txt</text:p>
      <text:p text:style-name="P20" loext:marker-style-name="T6"/>
      <text:p text:style-name="P7" loext:marker-style-name="T6"><text:span text:style-name="T6">- Archivos que contengan la letra “x” y sean .zip.</text:span></text:p>
      <text:p text:style-name="P21" loext:marker-style-name="T6"/>
      <text:p text:style-name="P21" loext:marker-style-name="T6">ls *x*.zip</text:p>
      <text:p text:style-name="P21" loext:marker-style-name="T6"><text:s/></text:p>
      <text:p text:style-name="P7" loext:marker-style-name="T6"><text:span text:style-name="T6">- Archivos que comience por un n</text:span><text:span text:style-name="T7">ú</text:span><text:span text:style-name="T6">mero del 1 al 9 y terminen por la letra “s”</text:span></text:p>
      <text:p text:style-name="P20" loext:marker-style-name="T6"/>
      <text:p text:style-name="P21" loext:marker-style-name="T6">ls [1-9]*s.</text:p>
      <text:p text:style-name="P20" loext:marker-style-name="T6"/>
      <text:p text:style-name="P7" loext:marker-style-name="T6"><text:span text:style-name="T6">- Archivos que sean ocultos</text:span><text:span text:style-name="T6"/></text:p>
      <text:p text:style-name="P8" loext:marker-style-name="T2"/>
      <text:p text:style-name="P11" loext:marker-style-name="T2">ls -a -l</text:p>
      <text:p text:style-name="P8" loext:marker-style-name="T2"/>
      <text:p text:style-name="P8" loext:marker-style-name="T2"/>
      <text:p text:style-name="P7" loext:marker-style-name="T2"><text:span text:style-name="T5">Ejercicio 7.-</text:span><text:span text:style-name="T2"> Asigna los siguientes permisos a alguno de los ficheros de la carpeta FORTRAN:</text:span></text:p>
      <text:p text:style-name="P7" loext:marker-style-name="T2"><text:span text:style-name="T2"/></text:p>
      <text:p text:style-name="P7" loext:marker-style-name="T2"><text:span text:style-name="T2">- Asigna TODOS los permisos (usuario, grupo y otros) a uno de los ficheros</text:span><text:span text:style-name="T2"/></text:p>
      <text:p text:style-name="P20" loext:marker-style-name="T2"/>
      <text:p text:style-name="P21" loext:marker-style-name="T2">chmod 777 ./PROG/FORTRAN/Archivo1.txt</text:p>
      <text:p text:style-name="P20" loext:marker-style-name="T2"/>
      <text:p text:style-name="P7" loext:marker-style-name="T2"><text:span text:style-name="T2">- Elimina TODOS los permisos (usuario, grupo y otros) a uno de los ficheros</text:span><text:span text:style-name="T2"/></text:p>
      <text:p text:style-name="P20" loext:marker-style-name="T2"/>
      <text:p text:style-name="P21" loext:marker-style-name="T2">chmod 000 Archivo2.txt</text:p>
      <text:p text:style-name="P20" loext:marker-style-name="T2"/>
      <text:p text:style-name="P7" loext:marker-style-name="T2"><text:span text:style-name="T2">- Asigna los TODOS los permisos de lectura (usuario, grupo y otros) a uno de los ficheros</text:span><text:span text:style-name="T2"/></text:p>
      <text:p text:style-name="P20" loext:marker-style-name="T2"/>
      <text:p text:style-name="P21" loext:marker-style-name="T2">chmod 444 Archivo3.txt</text:p>
      <text:p text:style-name="P20" loext:marker-style-name="T2"/>
      <text:p text:style-name="P7" loext:marker-style-name="T2"><text:span text:style-name="T2">- Asigna los permisos de lectura y escritura SOLO al usuario y al grupo.</text:span><text:span text:style-name="T2"/></text:p>
      <text:p text:style-name="P8" loext:marker-style-name="T2"/>
      <text:p text:style-name="P12" loext:marker-style-name="T2">Chmod 66<text:span text:style-name="T12">0</text:span> Archivo4.csv</text:p>
      <text:p text:style-name="P12" loext:marker-style-name="T2"/>
      <text:p text:style-name="P8" loext:marker-style-name="T2"/>
      <text:p text:style-name="P8" loext:marker-style-name="T2"/>
      <text:p text:style-name="P7" loext:marker-style-name="T2"><text:soft-page-break/><text:span text:style-name="T2">Ejercicio 8.- Copia (duplica) los ficheros creados en la carpeta FORTRAN a la capeta TEXTOS.</text:span><text:span text:style-name="T2"/></text:p>
      <text:p text:style-name="P8" loext:marker-style-name="T2"/>
      <text:p text:style-name="P14" loext:marker-style-name="T2">cp /home/antonio/Descargas/PROG/FORTRAN/*.* /home/antonio/Descargas/<text:span text:style-name="T14">APLI</text:span>/WORD/TEXTOS</text:p>
      <text:p text:style-name="P14" loext:marker-style-name="T2"/>
      <text:p text:style-name="P16" loext:marker-style-name="T2">Rutas relativas situado en /Descargas</text:p>
      <text:p text:style-name="P16" loext:marker-style-name="T2"/>
      <text:p text:style-name="P15" loext:marker-style-name="T2">cp PROG/FORTRAN/*.* <text:span text:style-name="T14">APLI/</text:span>WORD/TEXTOS</text:p>
      <text:p text:style-name="P8" loext:marker-style-name="T2"/>
      <text:p text:style-name="P7" loext:marker-style-name="T2"><text:span text:style-name="T2">Ejercicio 9.- Borra la carpeta FORTRAN y todo su contenido en un solo paso.</text:span><text:span text:style-name="T2"/></text:p>
      <text:p text:style-name="P1"/>
      <text:p text:style-name="P13">rm -r /home/antonio/Descargas/PROG/FORTRAN </text:p>
      <text:p text:style-name="P13"/>
      <text:p text:style-name="P17">rmdir (sirve para borrar directorios con contenido o vacíos)</text:p>
      <text:p text:style-name="P1"/>
      <text:p text:style-name="Standard"><text:span text:style-name="T2">Ejercicio 10.- Muestra el </text:span><text:span text:style-name="T4">á</text:span><text:span text:style-name="T2">rbol resultante donde se muestren todas las carpetas y ficheros creados.</text:span></text:p>
      <text:p text:style-name="P2"/>
      <text:p text:style-name="P3"><text:span text:style-name="T14">t</text:span>ree /home/antonio/Descarg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20:15:13.116000000</meta:creation-date>
    <dc:date>2025-03-25T08:38:11.097000000</dc:date>
    <meta:editing-duration>PT47M15S</meta:editing-duration>
    <meta:editing-cycles>5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39" meta:word-count="308" meta:character-count="2029" meta:non-whitespace-character-count="1755"/>
  </office:meta>
</office:document-meta>
</file>